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23f62" draw:fill="solid" draw:fill-color="#aadcf7" draw:textarea-horizontal-align="justify" draw:textarea-vertical-align="middle" draw:auto-grow-height="false" fo:min-height="0.81cm" fo:min-width="2.882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23f62" draw:fill="solid" draw:fill-color="#aadcf7" draw:textarea-horizontal-align="justify" draw:textarea-vertical-align="middle" draw:auto-grow-height="false" fo:min-height="2.001cm" fo:min-width="1.782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23f62" draw:fill="solid" draw:fill-color="#aadcf7" draw:textarea-horizontal-align="justify" draw:textarea-vertical-align="middle" draw:auto-grow-height="false" fo:min-height="1.1cm" fo:min-width="1.376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color="#023f62" draw:marker-end="Стили_20_стрелок_20_1" draw:marker-end-width="0.3cm" draw:fill="solid" draw:fill-color="#aadcf7" draw:textarea-vertical-align="middle" loext:decorative="false"/>
    </style:style>
    <style:style style:name="gr5" style:family="graphic" style:parent-style-name="objectwithoutfill">
      <style:graphic-properties svg:stroke-color="#023f62" draw:marker-end="Стили_20_стрелок_20_2" draw:marker-end-width="0.3cm" draw:fill="solid" draw:fill-color="#aadcf7" draw:textarea-vertical-align="middle" loext:decorative="false"/>
    </style:style>
    <style:style style:name="gr6" style:family="graphic" style:parent-style-name="standard">
      <style:graphic-properties svg:stroke-color="#023f62" draw:fill="solid" draw:fill-color="#aadcf7" draw:textarea-horizontal-align="justify" draw:textarea-vertical-align="middle" draw:auto-grow-height="false" fo:min-height="1.126cm" fo:min-width="1.376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23f62" draw:fill="solid" draw:fill-color="#aadcf7" draw:textarea-horizontal-align="justify" draw:textarea-vertical-align="middle" draw:auto-grow-height="false" fo:min-height="1.251cm" fo:min-width="1.386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23f62" draw:fill="solid" draw:fill-color="#aadcf7" draw:textarea-horizontal-align="justify" draw:textarea-vertical-align="middle" draw:auto-grow-height="false" fo:min-height="1.244cm" fo:min-width="1.386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color="#023f62" draw:marker-end="Стили_20_стрелок_20_3" draw:marker-end-width="0.3cm" draw:fill="solid" draw:fill-color="#aadcf7" draw:textarea-vertical-align="middle" loext:decorative="false"/>
    </style:style>
    <style:style style:name="gr10" style:family="graphic" style:parent-style-name="objectwithoutfill">
      <style:graphic-properties svg:stroke-color="#023f62" draw:marker-end="Стили_20_стрелок_20_4" draw:marker-end-width="0.3cm" draw:fill="solid" draw:fill-color="#aadcf7" draw:textarea-vertical-align="middle" loext:decorative="false"/>
    </style:style>
    <style:style style:name="gr11" style:family="graphic" style:parent-style-name="objectwithoutfill">
      <style:graphic-properties svg:stroke-color="#023f62" draw:marker-end="Стили_20_стрелок_20_5" draw:marker-end-width="0.3cm" draw:fill="solid" draw:fill-color="#aadcf7" draw:textarea-vertical-align="middle" loext:decorative="false"/>
    </style:style>
    <style:style style:name="gr12" style:family="graphic" style:parent-style-name="objectwithoutfill">
      <style:graphic-properties svg:stroke-color="#023f62" draw:marker-end="Стили_20_стрелок_20_6" draw:marker-end-width="0.3cm" draw:fill="solid" draw:fill-color="#aadcf7" draw:textarea-vertical-align="middle" loext:decorative="false"/>
    </style:style>
    <style:style style:name="gr13" style:family="graphic" style:parent-style-name="objectwithoutfill">
      <style:graphic-properties svg:stroke-color="#023f62" draw:marker-end="Стили_20_стрелок_20_7" draw:marker-end-width="0.3cm" draw:fill="solid" draw:fill-color="#aadcf7" draw:textarea-vertical-align="middle" loext:decorative="false"/>
    </style:style>
    <style:style style:name="gr14" style:family="graphic" style:parent-style-name="objectwithoutfill">
      <style:graphic-properties svg:stroke-color="#023f62" draw:marker-end="Стили_20_стрелок_20_8" draw:marker-end-width="0.3cm" draw:fill="solid" draw:fill-color="#aadcf7" draw:textarea-vertical-align="middle" loext:decorative="false"/>
    </style:style>
    <style:style style:name="gr15" style:family="graphic" style:parent-style-name="standard">
      <style:graphic-properties svg:stroke-color="#023f62" draw:fill="solid" draw:fill-color="#aadcf7" draw:textarea-vertical-align="middle" loext:decorative="false"/>
    </style:style>
    <style:style style:name="gr16" style:family="graphic" style:parent-style-name="objectwithoutfill">
      <style:graphic-properties svg:stroke-color="#023f62" draw:marker-end="Стили_20_стрелок_20_10" draw:marker-end-width="0.3cm" draw:fill="solid" draw:fill-color="#aadcf7" draw:textarea-vertical-align="middle" loext:decorative="false"/>
    </style:style>
    <style:style style:name="P1" style:family="paragraph">
      <style:paragraph-properties fo:text-align="center"/>
      <style:text-properties fo:letter-spacing="-0.03cm"/>
    </style:style>
    <style:style style:name="P2" style:family="paragraph">
      <loext:graphic-properties draw:fill="solid" draw:fill-color="#aadcf7"/>
      <style:paragraph-properties fo:text-align="center" style:writing-mode="lr-tb"/>
      <style:text-properties fo:letter-spacing="-0.03cm"/>
    </style:style>
    <style:style style:name="P3" style:family="paragraph">
      <style:paragraph-properties fo:text-align="center"/>
      <style:text-properties fo:font-size="18pt" fo:letter-spacing="-0.03cm" style:font-size-asian="18pt" style:font-size-complex="18pt"/>
    </style:style>
    <style:style style:name="P4" style:family="paragraph">
      <loext:graphic-properties draw:fill="solid" draw:fill-color="#aadcf7"/>
      <style:paragraph-properties fo:text-align="center" style:writing-mode="lr-tb"/>
      <style:text-properties fo:font-size="18pt" fo:letter-spacing="-0.03cm" style:font-size-asian="18pt" style:font-size-complex="18pt"/>
    </style:style>
    <style:style style:name="P5" style:family="paragraph">
      <style:paragraph-properties fo:text-align="center"/>
      <style:text-properties fo:font-size="16pt" fo:letter-spacing="-0.03cm" style:font-size-asian="16pt" style:font-size-complex="16pt"/>
    </style:style>
    <style:style style:name="P6" style:family="paragraph">
      <loext:graphic-properties draw:fill="solid" draw:fill-color="#aadcf7"/>
      <style:paragraph-properties fo:text-align="center" style:writing-mode="lr-tb"/>
      <style:text-properties fo:font-size="16pt" fo:letter-spacing="-0.03cm" style:font-size-asian="16pt" style:font-size-complex="16pt"/>
    </style:style>
    <style:style style:name="P7" style:family="paragraph">
      <loext:graphic-properties draw:fill="solid" draw:fill-color="#aadcf7"/>
      <style:paragraph-properties fo:text-align="center"/>
    </style:style>
    <style:style style:name="P8" style:family="paragraph">
      <style:paragraph-properties fo:text-align="center" style:writing-mode="lr-tb"/>
      <style:text-properties style:font-name="Liberation Sans1" fo:letter-spacing="-0.03cm"/>
    </style:style>
    <style:style style:name="P9" style:family="paragraph">
      <loext:graphic-properties draw:fill="solid" draw:fill-color="#aadcf7"/>
      <style:paragraph-properties fo:text-align="center" style:writing-mode="lr-tb"/>
      <style:text-properties style:font-name="Liberation Sans1" fo:letter-spacing="-0.03cm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aadcf7"/>
      <style:paragraph-properties fo:text-align="center" style:writing-mode="lr-tb"/>
    </style:style>
    <style:style style:name="T1" style:family="text">
      <style:text-properties fo:letter-spacing="-0.03cm"/>
    </style:style>
    <style:style style:name="T2" style:family="text">
      <style:text-properties fo:font-size="18pt" fo:letter-spacing="-0.03cm" style:font-size-asian="18pt" style:font-size-complex="18pt"/>
    </style:style>
    <style:style style:name="T3" style:family="text">
      <style:text-properties fo:font-size="16pt" fo:letter-spacing="-0.03cm" style:font-size-asian="16pt" style:font-size-complex="16pt"/>
    </style:style>
    <style:style style:name="T4" style:family="text">
      <style:text-properties style:font-name="Liberation Sans1" fo:letter-spacing="-0.03c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3.75cm" svg:height="1.5cm" svg:x="8.738cm" svg:y="1.001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11" draw:id="id11" draw:layer="layout" svg:width="3.75cm" svg:height="1.5cm" svg:x="8.64cm" svg:y="19.25cm">
          <text:p text:style-name="P1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4" xml:id="id2" draw:id="id2" draw:layer="layout" svg:width="3.75cm" svg:height="2.25cm" svg:x="8.738cm" svg:y="3.751cm">
          <text:p text:style-name="P3"><text:span text:style-name="T2">x, 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6" xml:id="id3" draw:id="id3" draw:layer="layout" svg:width="3.75cm" svg:height="2.7cm" svg:x="8.738cm" svg:y="7.401cm">
          <text:p text:style-name="P5"><text:span text:style-name="T3">x &gt; 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7" draw:layer="layout" draw:type="line" svg:x1="10.613cm" svg:y1="2.501cm" svg:x2="10.613cm" svg:y2="3.751cm" draw:start-shape="id1" draw:start-glue-point="6" draw:end-shape="id2" draw:end-glue-point="5" svg:d="M10613 2501v1250" svg:viewBox="0 0 1 1251">
          <text:p/>
        </draw:connector>
        <draw:connector draw:style-name="gr5" draw:text-style-name="P7" draw:layer="layout" draw:type="line" svg:x1="10.613cm" svg:y1="6.001cm" svg:x2="10.613cm" svg:y2="7.401cm" draw:start-shape="id2" draw:start-glue-point="8" draw:end-shape="id3" draw:end-glue-point="4" svg:d="M10613 6001v1400" svg:viewBox="0 0 1 1401">
          <text:p/>
        </draw:connector>
        <draw:custom-shape draw:style-name="gr6" draw:text-style-name="P9" xml:id="id5" draw:id="id5" draw:layer="layout" svg:width="3.75cm" svg:height="2.75cm" svg:x="3.501cm" svg:y="10.001cm">
          <text:p text:style-name="P8"><text:span text:style-name="T4">y &gt; 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2" xml:id="id4" draw:id="id4" draw:layer="layout" svg:width="3.75cm" svg:height="2.75cm" svg:x="14.3cm" svg:y="10.001cm">
          <text:p text:style-name="P1"><text:span text:style-name="T1">y &gt; 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11" xml:id="id6" draw:id="id6" draw:layer="layout" svg:width="3.1cm" svg:height="1.5cm" svg:x="1.2cm" svg:y="14.75cm">
          <text:p text:style-name="P10">I</text:p>
          <text:p text:style-name="P10">чет.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11" xml:id="id9" draw:id="id9" draw:layer="layout" svg:width="3.1cm" svg:height="1.5cm" svg:x="17cm" svg:y="14.751cm">
          <text:p text:style-name="P10">III чет.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11" xml:id="id8" draw:id="id8" draw:layer="layout" svg:width="3.1cm" svg:height="1.493cm" draw:transform="skewX (-0.0020943951023932) rotate (-0.00226892802759273) translate (11.75cm 14.744cm)">
          <text:p text:style-name="P10">II</text:p>
          <text:p text:style-name="P10">чет.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11" xml:id="id7" draw:id="id7" draw:layer="layout" svg:width="3.1cm" svg:height="1.5cm" svg:x="6.1cm" svg:y="14.751cm">
          <text:p text:style-name="P10">IV</text:p>
          <text:p text:style-name="P10">чет.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7" draw:layer="layout" draw:type="lines" draw:line-skew="0cm -0.749cm" svg:x1="12.488cm" svg:y1="8.751cm" svg:x2="16.175cm" svg:y2="10.001cm" draw:start-shape="id3" draw:start-glue-point="7" draw:end-shape="id4" draw:end-glue-point="4" svg:d="M12488 8751h502 3185v1250" svg:viewBox="0 0 3688 1251">
          <text:p/>
        </draw:connector>
        <draw:connector draw:style-name="gr10" draw:text-style-name="P7" draw:layer="layout" draw:type="lines" draw:line-skew="0cm -0.749cm" svg:x1="8.738cm" svg:y1="8.751cm" svg:x2="5.376cm" svg:y2="10.001cm" draw:start-shape="id3" draw:start-glue-point="5" draw:end-shape="id5" draw:end-glue-point="4" svg:d="M8738 8751h-501-2861v1250" svg:viewBox="0 0 3363 1251">
          <text:p/>
        </draw:connector>
        <draw:connector draw:style-name="gr11" draw:text-style-name="P7" draw:layer="layout" draw:type="lines" draw:line-skew="-0.249cm" svg:x1="3.501cm" svg:y1="11.376cm" svg:x2="2.75cm" svg:y2="14.75cm" draw:start-shape="id5" draw:start-glue-point="5" draw:end-shape="id6" draw:end-glue-point="5" svg:d="M3501 11376h-750l-1 2873v501" svg:viewBox="0 0 752 3375">
          <text:p/>
        </draw:connector>
        <draw:connector draw:style-name="gr12" draw:text-style-name="P7" draw:layer="layout" draw:type="lines" draw:line-skew="0.248cm" svg:x1="7.251cm" svg:y1="11.376cm" svg:x2="7.96cm" svg:y2="14.751cm" draw:start-shape="id5" draw:start-glue-point="7" draw:end-shape="id7" draw:end-glue-point="4" svg:d="M7251 11376h750l-41 2874v501" svg:viewBox="0 0 751 3376">
          <text:p/>
        </draw:connector>
        <draw:connector draw:style-name="gr13" draw:text-style-name="P7" draw:layer="layout" draw:type="lines" draw:line-skew="-0.499cm" svg:x1="14.3cm" svg:y1="11.376cm" svg:x2="13.301cm" svg:y2="14.747cm" draw:start-shape="id4" draw:start-glue-point="5" draw:end-shape="id8" draw:end-glue-point="5" svg:d="M14300 11376h-1000l1 2868v503" svg:viewBox="0 0 1001 3372">
          <text:p/>
        </draw:connector>
        <draw:connector draw:style-name="gr14" draw:text-style-name="P7" draw:layer="layout" draw:type="lines" draw:line-skew="0.248cm" svg:x1="18.05cm" svg:y1="11.376cm" svg:x2="18.86cm" svg:y2="14.751cm" draw:start-shape="id4" draw:start-glue-point="7" draw:end-shape="id9" draw:end-glue-point="4" svg:d="M18050 11376h750l60 2874v501" svg:viewBox="0 0 811 3376">
          <text:p/>
        </draw:connector>
        <draw:connector draw:style-name="gr15" draw:text-style-name="P7" draw:layer="layout" svg:x1="2.75cm" svg:y1="16.25cm" svg:x2="7.65cm" svg:y2="16.251cm" draw:start-shape="id6" draw:start-glue-point="8" draw:end-shape="id7" draw:end-glue-point="8" svg:d="M2750 16250v503h4900v-502" svg:viewBox="0 0 4901 504">
          <text:p/>
        </draw:connector>
        <draw:connector draw:style-name="gr15" draw:text-style-name="P7" xml:id="id10" draw:id="id10" draw:layer="layout" svg:x1="7.65cm" svg:y1="16.251cm" svg:x2="13.301cm" svg:y2="16.241cm" draw:start-shape="id7" draw:start-glue-point="8" draw:end-shape="id8" draw:end-glue-point="8" svg:d="M7650 16251v502h5651v-512" svg:viewBox="0 0 5652 513">
          <text:p/>
        </draw:connector>
        <draw:connector draw:style-name="gr15" draw:text-style-name="P7" draw:layer="layout" svg:x1="13.301cm" svg:y1="16.241cm" svg:x2="18.55cm" svg:y2="16.251cm" draw:start-shape="id8" draw:start-glue-point="8" draw:end-shape="id9" draw:end-glue-point="8" svg:d="M13301 16241v512h5249v-502" svg:viewBox="0 0 5250 513">
          <text:p/>
        </draw:connector>
        <draw:connector draw:style-name="gr16" draw:text-style-name="P7" draw:layer="layout" draw:type="line" svg:x1="10.475cm" svg:y1="16.753cm" svg:x2="10.515cm" svg:y2="19.25cm" draw:start-shape="id10" draw:start-glue-point="0" draw:end-shape="id11" draw:end-glue-point="4" svg:d="M10475 16753l40 2497" svg:viewBox="0 0 41 2498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9:55:41.802182888</meta:creation-date>
    <meta:generator>LibreOffice/7.6.1.2$Linux_X86_64 LibreOffice_project/f5defcebd022c5bc36bbb79be232cb6926d8f674</meta:generator>
    <dc:date>2023-09-27T09:44:08.175600465</dc:date>
    <meta:editing-duration>PT10M27S</meta:editing-duration>
    <meta:editing-cycles>21</meta:editing-cycles>
    <meta:document-statistic meta:object-count="22"/>
  </office:meta>
</office:document-meta>
</file>